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fo:font-style="normal" officeooo:rsid="04782d1d" style:font-style-asian="normal" style:font-style-complex="normal"/>
    </style:style>
    <style:style style:name="T19" style:family="text">
      <style:text-properties fo:font-style="normal" officeooo:rsid="047a0d63" style:font-style-asian="normal" style:font-style-complex="normal"/>
    </style:style>
    <style:style style:name="T20" style:family="text">
      <style:text-properties fo:font-style="normal" officeooo:rsid="047a1211" style:font-style-asian="normal" style:font-style-complex="normal"/>
    </style:style>
    <style:style style:name="T21" style:family="text">
      <style:text-properties fo:font-style="normal" officeooo:rsid="047ae4d4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e21ff5"/>
    </style:style>
    <style:style style:name="T27" style:family="text">
      <style:text-properties officeooo:rsid="0233449b"/>
    </style:style>
    <style:style style:name="T28" style:family="text">
      <style:text-properties officeooo:rsid="02317916"/>
    </style:style>
    <style:style style:name="T29" style:family="text">
      <style:text-properties officeooo:rsid="034a2232"/>
    </style:style>
    <style:style style:name="T30" style:family="text">
      <style:text-properties officeooo:rsid="0387836c"/>
    </style:style>
    <style:style style:name="T31" style:family="text">
      <style:text-properties officeooo:rsid="03b4652d"/>
    </style:style>
    <style:style style:name="T32" style:family="text">
      <style:text-properties officeooo:rsid="03b75219"/>
    </style:style>
    <style:style style:name="T33" style:family="text">
      <style:text-properties officeooo:rsid="047091ad"/>
    </style:style>
    <style:style style:name="T34" style:family="text">
      <style:text-properties officeooo:rsid="0471ec6f"/>
    </style:style>
    <style:style style:name="T35" style:family="text">
      <style:text-properties officeooo:rsid="0473a949"/>
    </style:style>
    <style:style style:name="T36" style:family="text">
      <style:text-properties style:font-name="EB Garamond 12 All SC" fo:font-style="normal" officeooo:rsid="03ab3c01" style:font-style-asian="normal" style:font-style-complex="normal"/>
    </style:style>
    <style:style style:name="T37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1">Esser-</text:span>Skala, 201<text:span text:style-name="T33">9</text:span></text:p>
      <text:p text:style-name="P17"/>
      <text:p text:style-name="P17"/>
      <text:p text:style-name="P12">© 201<text:span text:style-name="T33">9</text:span> by Wolfgang <text:span text:style-name="T31">Esser-</text:span>Skala. This edition is licensed under the<text:span text:style-name="T29"><text:line-break/></text:span>Creative Commons Attribution<text:span text:style-name="T24">-NonCommercial-ShareAlike</text:span> 4.0 International License.<text:span text:style-name="T29"><text:line-break/></text:span>To view a copy of this license, visit http://creativecommons.org/licenses/by<text:span text:style-name="T25">-nc-sa</text:span>/4.0/.</text:p>
      <text:p text:style-name="P11"/>
      <text:p text:style-name="P13">Music engraving by LilyPond 2.18.0 (http://www.lilypond.org).<text:span text:style-name="T23"><text:line-break/>Front matter</text:span> typeset with EB Garamond (http://www.georgduffner.at/ebgaramond).</text:p>
      <text:p text:style-name="P17"/>
      <text:p text:style-name="P10">First <text:span text:style-name="T26">version</text:span>, <text:span text:style-name="T33">Jul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35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8"><text:tab/>http://digital.slub-dresden.de/<text:span text:style-name="T7">id426418212</text:span> (siglum<text:span text:style-name="T35"> </text:span>Mus.2973-D-<text:span text:style-name="T34">16</text:span>).<text:span text:style-name="T35"><text:line-break/></text:span><text:tab/>http://digital.slub-dresden.de/<text:span text:style-name="T7">id42603967X</text:span> (siglum Mus.2973-D-<text:span text:style-name="T34">19</text:span>)</text:p>
      <text:p text:style-name="P3"/>
      <text:p text:style-name="P4">In general, this edition closely follows the <text:span text:style-name="T30">manuscript</text:span>. Any changes <text:span text:style-name="T2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9">k y r i e</text:p>
      <text:p text:style-name="P6"/>
      <text:p text:style-name="P25"><text:span text:style-name="T1">Bar<text:tab/>Staff<text:tab/>Note</text:span><text:span text:style-name="T9"><text:tab/></text:span><text:span text:style-name="T10"><text:line-break/></text:span><text:span text:style-name="T19">–<text:tab/>ob 1, 2<text:tab/>Oboe parts were added by the editor.<text:line-break/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8"><text:line-break/><text:line-break/>205<text:tab/>vl 1<text:tab/>bar in Ms: e″4–a″2–fis″4</text:span><text:span text:style-name="T20"><text:line-break/><text:line-break/><text:line-break/></text:span><text:span text:style-name="T37">g l o r i a</text:span></text:p>
      <text:p text:style-name="P26"/>
      <text:p text:style-name="P25"><text:span text:style-name="T1">Bar<text:tab/>Staff<text:tab/>Note</text:span><text:span text:style-name="T9"><text:tab/></text:span><text:span text:style-name="T10"><text:line-break/></text:span><text:span text:style-name="T20">1</text:span><text:span text:style-name="T19">–</text:span><text:span text:style-name="T20">132</text:span><text:span text:style-name="T19"><text:tab/></text:span><text:span text:style-name="T20">org</text:span><text:span text:style-name="T19"><text:tab/></text:span><text:span text:style-name="T20">In the Ms, bass figures only appear in bars 22f, 27f, 54,<text:line-break/><text:tab/><text:tab/></text:span><text:span text:style-name="T21">60, </text:span><text:span text:style-name="T20">and 63 to 71. The remaining figures were added<text:line-break/><text:tab/><text:tab/>by the editor.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8">wolfgang</text:span> (at) <text:span text:style-name="T27">esser-skala</text:span>.at<text:span text:style-name="T28"> or create an issue or pull request on the edition’s GitHub page (https://github.com/skafdasschaf/ galuppi-missa-BurG-I-7)</text:span>. Your help will be greatly appreciated.</text:p>
      <text:p text:style-name="P9"/>
      <text:p text:style-name="P9"/>
      <text:p text:style-name="P9"><text:span text:style-name="T8">Salzburg, </text:span><text:span text:style-name="T13">July</text:span><text:span text:style-name="T8"> 201</text:span><text:span text:style-name="T13">9</text:span><text:line-break/>Wolfgang <text:span text:style-name="T31">Esser-</text:span>Skala</text:p>
      <text:p text:style-name="P23"/>
      <text:p text:style-name="P21"><text:span text:style-name="T29"><text:line-break/></text:span>C O N T E N T S</text:p>
      <text:p text:style-name="P15"/>
      <text:p text:style-name="P14"/>
      <text:p text:style-name="P16"><text:span text:style-name="T3">Kyrie</text:span><text:span text:style-name="T32"><text:line-break/><text:tab/>1.1<text:tab/>Kyrie<text:tab/><text:line-break/><text:tab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0T09:40:34.151111810</dc:date>
    <dc:creator>Wolfgang Skala</dc:creator>
    <meta:editing-duration>P11DT22H44M31S</meta:editing-duration>
    <meta:editing-cycles>1070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27" meta:character-count="2090" meta:non-whitespace-character-count="1745"/>
  </office:meta>
</office:document-meta>
</file>